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Mashq-Bold1" svg:font-family="Mashq-Bold" style:font-pitch="variable"/>
    <style:font-face style:name="Mashq-Bold" svg:font-family="Mashq-Bold" style:font-adornments="Gr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1" svg:font-family="'URW Gothic L'" style:font-family-generic="swiss" style:font-pitch="variable"/>
    <style:font-face style:name="URW Gothic L" svg:font-family="'URW Gothic L'" style:font-adornments="Book" style:font-family-generic="swiss" style:font-pitch="variable"/>
    <style:font-face style:name="Lohit Hindi" svg:font-family="'Lohit Hindi'" style:font-family-generic="system" style:font-pitch="variable"/>
    <style:font-face style:name="Source Han Sans J Regular" svg:font-family="'Source Han Sans J Regular'" style:font-family-generic="system" style:font-pitch="variable"/>
  </office:font-face-decls>
  <office:automatic-styles>
    <style:style style:name="P1" style:family="paragraph" style:parent-style-name="Standard">
      <style:text-properties style:font-name="URW Gothic L1" officeooo:rsid="000599c3" officeooo:paragraph-rsid="000599c3"/>
    </style:style>
    <style:style style:name="P2" style:family="paragraph" style:parent-style-name="Text_20_body">
      <style:text-properties officeooo:rsid="000599c3" officeooo:paragraph-rsid="000599c3"/>
    </style:style>
    <style:style style:name="P3" style:family="paragraph" style:parent-style-name="Text_20_body">
      <style:text-properties officeooo:rsid="000599c3" officeooo:paragraph-rsid="00075bcf"/>
    </style:style>
    <style:style style:name="P4" style:family="paragraph" style:parent-style-name="Text_20_body">
      <style:text-properties officeooo:rsid="00064f3b" officeooo:paragraph-rsid="00064f3b"/>
    </style:style>
    <style:style style:name="P5" style:family="paragraph" style:parent-style-name="Text_20_body">
      <style:text-properties officeooo:rsid="00075bcf" officeooo:paragraph-rsid="00075bcf"/>
    </style:style>
    <style:style style:name="P6" style:family="paragraph" style:parent-style-name="Header">
      <style:text-properties officeooo:rsid="0008885c" officeooo:paragraph-rsid="0008885c"/>
    </style:style>
    <style:style style:name="T1" style:family="text">
      <style:text-properties officeooo:rsid="000599c3"/>
    </style:style>
    <style:style style:name="T2" style:family="text">
      <style:text-properties style:font-name="Mashq-Bold1"/>
    </style:style>
    <style:style style:name="T3" style:family="text">
      <style:text-properties officeooo:rsid="00064f3b"/>
    </style:style>
    <style:style style:name="T4" style:family="text">
      <style:text-properties officeooo:rsid="000810a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Organisation du binôme</text:span></text:h>
      <text:p text:style-name="P1">L'organisation du travail était du pair programming, nous étions deux sur un poste. Ayant des difficultés avec le langage de programmation ruby nous avons décidé de coopérer pour comprendre et maitriser par la suite plutôt que de se repartir le travail et de se perdre.</text:p>
      <text:p text:style-name="P1"/>
      <text:h text:style-name="Heading_20_1" text:outline-level="1">Fonctionn<text:span text:style-name="T1">el</text:span> implément<text:span text:style-name="T1">é</text:span></text:h>
      <text:p text:style-name="P5">La gestion des utilisateurs (celle de base <text:span text:style-name="T1">:</text:span> visualisation, ajout et suppression).</text:p>
      <text:h text:style-name="Heading_20_1" text:outline-level="1">Difficultés rencontrées</text:h>
      <text:p text:style-name="P3">La syntaxe de ruby nous a sérieusement freiné mais l'utilisation du framework nous à rassurer mais n'a pas simplifié le travail pour autant. L'application, est à ce jour, la même que le premier jour (en « plus design »).</text:p>
      <text:h text:style-name="Heading_20_1" text:outline-level="1">Améliorations possibles</text:h>
      <text:p text:style-name="P5">L'application n'étant pas terminée, il n'est pas question d'amélioration <text:span text:style-name="T4">mais de </text:span></text:p>
      <text:p text:style-name="P2"/>
      <text:h text:style-name="Heading_20_2" text:outline-level="2">Vos impressions sur Ruby &amp; Rails.<text:line-break/><text:span text:style-name="T3">A. Ruby </text:span></text:h>
      <text:p text:style-name="P4">Ruby est un langage très simplifié et une fois maitrisé il pourrait rendre le développement très efficace, cependant il existe une quantité de « symbole » à placer avant/aprés.. ce qui ne facilite pas son apprentissage.</text:p>
      <text:h text:style-name="Heading_20_2" text:outline-level="2"><text:line-break/>B. Rails</text:h>
      <text:p text:style-name="P4">Ne connaissant pas rails nous n'avons pas vraiment d'avis ou d'impressions à propos du frame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Mashq-Bold1" svg:font-family="Mashq-Bold" style:font-pitch="variable"/>
    <style:font-face style:name="Mashq-Bold" svg:font-family="Mashq-Bold" style:font-adornments="Gr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1" svg:font-family="'URW Gothic L'" style:font-family-generic="swiss" style:font-pitch="variable"/>
    <style:font-face style:name="URW Gothic L" svg:font-family="'URW Gothic L'" style:font-adornments="Book" style:font-family-generic="swiss" style:font-pitch="variable"/>
    <style:font-face style:name="Lohit Hindi" svg:font-family="'Lohit Hindi'" style:font-family-generic="system" style:font-pitch="variable"/>
    <style:font-face style:name="Source Han Sans J Regular" svg:font-family="'Source Han Sans J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J Regular"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J Regular"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RW Gothic L" fo:font-family="'URW Gothic L'" style:font-style-name="Book" style:font-family-generic="swiss" style:font-pitch="variable" fo:font-weight="3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J Regular" style:font-family-asian="'Source Han Sans J Regular'"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Mashq-Bold" fo:font-family="Mashq-Bold" style:font-style-name="Gra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8885c" officeooo:paragraph-rsid="0008885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IMBERT – RAVIT<text:tab/>Ruby on Rail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Ravit</meta:initial-creator>
    <meta:creation-date>2017-05-04T08:42:49.813528018</meta:creation-date>
    <dc:date>2017-05-11T10:30:04.212388764</dc:date>
    <dc:creator>Victor Ravit</dc:creator>
    <meta:editing-duration>PT17M53S</meta:editing-duration>
    <meta:editing-cycles>4</meta:editing-cycles>
    <meta:generator>LibreOffice/4.4.7.2$Linux_X86_64 LibreOffice_project/40$Build-2</meta:generator>
    <meta:document-statistic meta:table-count="0" meta:image-count="0" meta:object-count="0" meta:page-count="1" meta:paragraph-count="13" meta:word-count="182" meta:character-count="1137" meta:non-whitespace-character-count="964"/>
  </office:meta>
</office:document-meta>
</file>